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font-name="Courier New"/>
    </style:style>
    <style:style style:name="T4" style:family="text">
      <style:text-properties style:text-line-through-style="solid" style:text-line-through-type="single" style:font-name="Courier New"/>
    </style:style>
    <style:style style:name="T5" style:family="text">
      <style:text-properties style:text-line-through-style="none" style:text-line-through-type="none"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Week of 10-01-2021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lan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Goals<text:tab/>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Understand the approaches from slide 8 from “Order of approach”</text:span></text:p>
              </text:list-item>
              <text:list-item>
                <text:p><text:span text:style-name="T1">Determine which methods we’ll reproduce</text:span></text:p>
              </text:list-item>
              <text:list-item>
                <text:p><text:span text:style-name="T1">Read overview of fairtrec 2021</text:span></text:p>
              </text:list-item>
              <text:list-item>
                <text:p><text:span text:style-name="T1">Determine whether any ideas/approaches from fairtrec 2021 warrant including</text:span></text:p>
              </text:list-item>
              <text:list-item>
                <text:p>Start on DELTR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Monday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1">Understand the approaches from slide 8 from “Order of approach”</text:span></text:p>
              </text:list-item>
              <text:list-item>
                <text:p text:style-name="P3"><text:span text:style-name="T1">Read overview fairtrec 202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uesday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1">Do any approaches from fairtrec 2021 warrant inclusion?</text:span></text:p>
                <text:list>
                  <text:list-item>
                    <text:p><text:span text:style-name="T2">Fairtrec 2021 overview not yet available</text:span></text:p>
                  </text:list-item>
                  <text:list-item>
                    <text:p><text:span text:style-name="T2">Task 2 from FT2021 similar to FT2019/20, may yield good comparison material!</text:span></text:p>
                  </text:list-item>
                  <text:list-item>
                    <text:p><text:span text:style-name="T2">Dataset could be useful also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Tues continued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1">Continue DELTR implementation</text:span></text:p>
                <text:list>
                  <text:list-item>
                    <text:p>Figure out if we have to create separate index for 2020 or if it’s enough to only add the items from the subcorpus? (+- 1hr, then continu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etrieve larger corpus if necessary </text:p>
                        <text:list>
                          <text:list-item>
                            <text:p>Larger corpus is necessary because it contains FAR more files than the smaller corpus. It is important to have access to these, <text:s/>as their presence impacts e.g. term frequency features.</text:p>
                          </text:list-item>
                        </text:list>
                      </text:list-item>
                      <text:list-item>
                        <text:p>QfC: Is it reasonable to use the larger corpus in general? Also when reproducing?</text:p>
                      </text:list-item>
                      <text:list-item>
                        <text:p>Did the format of the documents change between years?</text:p>
                        <text:list>
                          <text:list-item>
                            <text:p>Two fields were added</text:p>
                          </text:list-item>
                          <text:list-item>
                            <text:p>The 2020 corpus has more metadata available from fair-tre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">Implement DELTR</text:span></text:p>
                  </text:list-item>
                  <text:list-item>
                    <text:p><text:span text:style-name="T1">Train on smaller corp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Wednesday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1">Continue DELTR implementation</text:span></text:p>
                <text:list>
                  <text:list-item>
                    <text:p text:style-name="P4"><text:span text:style-name="T3">Use </text:span><text:span text:style-name="T3"><text:a xlink:href="https://github.com/fair-search/fairsearch-deltr-for-elasticsearch" xlink:type="simple">https://github.com/fair-search/fairsearch-deltr-for-elasticsearch</text:a></text:span><text:span text:style-name="T3"><text:s/>as basis for at least DELTR?</text:span></text:p>
                  </text:list-item>
                  <text:list-item>
                    <text:p><text:span text:style-name="T4">/home/pilmus/sandvault/sandvault2/projects/thesis_fairness_IR/code/bonart-fair-trec/venv/lib/python3.7/site-packages/fairsearchdeltr/trainer.py:267: RuntimeWarning: invalid value encountered in double_scalars</text:span></text:p>
                    <text:list>
                      <text:list-item>
                        <text:p><text:span text:style-name="T5">Googling error gives no results</text:span></text:p>
                      </text:list-item>
                      <text:list-item>
                        <text:p><text:span text:style-name="T5">The problem was: for each query there MUST be items from BOTH the protected and the non-protected groups. Otherwise, we divide by zero at some point. Note to self: make sure that when run this “in production” that this is the case for all queries before doing an expensive training session...</text:span></text:p>
                      </text:list-item>
                    </text:list>
                  </text:list-item>
                  <text:list-item>
                    <text:p>Protected feature has to be BINARY</text:p>
                  </text:list-item>
                  <text:list-item>
                    <text:p><text:span text:style-name="T1">TQDM for training</text:span></text:p>
                    <text:list>
                      <text:list-item>
                        <text:p><text:span text:style-name="T2">Not necessary, is built in</text:span></text:p>
                      </text:list-item>
                    </text:list>
                  </text:list-item>
                  <text:list-item>
                    <text:p>Apply trained model to eval dat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Upload model to ES?</text:p>
                      </text:list-item>
                      <text:list-item>
                        <text:p>Re-score items for each que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ES index of larger corpus</text:p>
              </text:list-item>
              <text:list-item>
                <text:p text:style-name="P3">Create week overview for Claudia + questions</text:p>
              </text:list-item>
              <text:list-item>
                <text:p text:style-name="P3">(Optional: unify codebase for training lambdamart and deltr)</text:p>
              </text:list-item>
            </text:list>
            <text:list text:style-name="L3">
              <text:list-item>
                <text:list>
                  <text:list-item>
                    <text:p>See which other implementations would benefit from this structure, if none, scr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Further Q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ElasticCloud for storage?</text:p>
                <text:list>
                  <text:list-item>
                    <text:p>How does that interface with Elastic LTR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Further to-dos and thought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ONT’T have to re-index smaller corpus – only had some extra metadata added that isn’t needed for that corpus, but otherwise unchang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eek report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tarted on time every day – good job!</text:p>
              </text:list-item>
              <text:list-item>
                <text:p>DELTR very basic version works – still needs a bit of finagling to work with files with both session ids and query ids, as well as combine prediction scores for a gamma=0 and a gamma=1 model.</text:p>
              </text:list-item>
              <text:list-item>
                <text:p>Downloaded the zip files for the larger dataset and tried moving them to the external hard drive – may have failed in which case we’ll try again but just download them to the G: drive directly</text:p>
              </text:list-item>
              <text:list-item>
                <text:p>Need to create index for the larger dataset. Index itself can live on the newly cleaned D: drive.</text:p>
              </text:list-item>
              <text:list-item>
                <text:p>Wrote a very rough draft of the Deltr approach</text:p>
              </text:list-item>
              <text:list-item>
                <text:p>E-mailed Andrés for the hyperparameter values. If he does not respond we’ll go with Bonart’s hyperparameters + default settings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moder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9T21:28:20.268000000</meta:creation-date>
    <meta:editing-duration>PT12H10M12S</meta:editing-duration>
    <meta:editing-cycles>25</meta:editing-cycles>
    <meta:generator>LibreOffice/7.2.2.2$Windows_X86_64 LibreOffice_project/02b2acce88a210515b4a5bb2e46cbfb63fe97d56</meta:generator>
    <dc:title>Midnightblue</dc:title>
    <dc:date>2022-01-12T17:23:44.420000000</dc:date>
    <meta:document-statistic meta:object-count="86"/>
  </office:meta>
</office:document-meta>
</file>